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A00000251703EEA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0.3cm" fo:min-width="1.05cm" fo:padding-top="0.15cm" fo:padding-bottom="0.15cm" fo:padding-left="0.275cm" fo:padding-right="0.275cm"/>
    </style:style>
    <style:style style:name="gr3" style:family="graphic" style:parent-style-name="standard">
      <style:graphic-properties svg:stroke-width="0.1cm" svg:stroke-color="#000000" draw:marker-start-width="0.515cm" draw:marker-end-width="0.515cm" draw:fill="none" draw:textarea-horizontal-align="justify" draw:textarea-vertical-align="middle" draw:auto-grow-height="false" fo:min-height="11.3cm" fo:min-width="17.15cm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7.558cm" svg:height="11.699cm" svg:x="0.2cm" svg:y="0.001cm">
          <draw:image xlink:href="Pictures/100002010000037A00000251703EEA49.png" xlink:type="simple" xlink:show="embed" xlink:actuate="onLoad">
            <text:p/>
          </draw:image>
        </draw:frame>
        <draw:custom-shape draw:style-name="gr2" draw:text-style-name="P1" draw:layer="layout" svg:width="1.6cm" svg:height="0.6cm" svg:x="0.3cm" svg:y="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7cm" svg:height="11.6cm" svg:x="0.1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9cm" fo:page-height="11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7-11-27T11:20:18.302349092</meta:creation-date>
    <dc:date>2018-04-28T11:48:26.784634553</dc:date>
    <dc:creator>dario </dc:creator>
    <meta:editing-duration>PT22M30S</meta:editing-duration>
    <meta:editing-cycles>5</meta:editing-cycles>
    <meta:generator>LibreOffice/4.3.3.2$Linux_X86_64 LibreOffice_project/430m0$Build-2</meta:generator>
    <meta:document-statistic meta:object-count="3"/>
  </office:meta>
</office:document-meta>
</file>